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ne" svg:font-family="Bone"/>
    <style:font-face style:name="Comic Sans MS" svg:font-family="'Comic Sans MS'" style:font-family-generic="script"/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2b0057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2b0057" style:font-name="Bone" fo:font-size="48pt" fo:language="en" fo:country="none" fo:font-weight="bold" style:font-name-asian="Bone" style:font-size-asian="48pt" style:font-weight-asian="bold" style:font-name-complex="Bone" style:font-size-complex="48pt" style:font-weight-complex="bold"/>
    </style:style>
    <style:style style:name="P3" style:family="paragraph" style:parent-style-name="Standard" style:list-style-name="">
      <style:paragraph-properties fo:margin-top="0in" fo:margin-bottom="0.139in" fo:line-height="115%"/>
    </style:style>
    <style:style style:name="P4" style:family="paragraph" style:parent-style-name="Standard" style:list-style-name="">
      <style:paragraph-properties fo:margin-top="0in" fo:margin-bottom="0.139in" fo:line-height="115%"/>
      <style:text-properties style:font-name="Comic Sans MS" fo:font-size="11pt" fo:language="en" fo:country="none" style:font-name-asian="Comic Sans MS" style:font-size-asian="11pt" style:font-name-complex="Comic Sans MS" style:font-size-complex="11pt"/>
    </style:style>
    <style:style style:name="P5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2b0057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fo:color="#2b0057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color="#2b0057" style:font-name="Bone" fo:font-size="48pt" fo:language="en" fo:country="none" fo:font-weight="bold" style:font-name-asian="Bone" style:font-size-asian="48pt" style:font-weight-asian="bold" style:font-name-complex="Bone" style:font-size-complex="48pt" style:font-weight-complex="bold"/>
    </style:style>
    <style:style style:name="T3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P1* -</text:p>
      <text:p text:style-name="P1">MP2* -</text:p>
      <text:p text:style-name="P3"><text:span text:style-name="T1">MP3 - </text:span><text:span text:style-name="T2">THERE IS NO NEED TO APPROACH THE YOUNG MISGUIDED EMPRESS</text:span></text:p>
      <text:p text:style-name="P2">SHE REMAINS BLISSFULLY UNAWARE OF <text:soft-page-break/>THE MACHINATIONS WHICH TRANSPIRE BETWEEN THE HEROES OF RAGE</text:p>
      <text:p text:style-name="P2">LET HER TRY TO RAISE HER PATHETIC <text:soft-page-break/>ARMY OF SOULS. SHE WILL BE DOUBLE SLAIN BY OUR LORD LIKE ALL THE OTHER MIRTHLESS HERETICS</text:p>
      <text:p text:style-name="P2">HONK</text:p>
      <text:p text:style-name="P2"><text:soft-page-break/>*HONK*</text:p>
      <text:p text:style-name="P1">_</text:p>
      <text:p text:style-name="P1">ML1* - </text:p>
      <text:p text:style-name="P3"><text:span text:style-name="T1">ML2 - </text:span><text:span text:style-name="T2">EXCELLENT WORK, MY MAGE</text:span></text:p>
      <text:p text:style-name="P2">WITH THIS MOST RIGHTEOUS MOTHER FUCKIN PELVIC <text:soft-page-break/>APPAREL, THE WICKED ENSEMBLE IS NOW COMPLETE</text:p>
      <text:p text:style-name="P2">IT MUST BE DELIVERED TO THE BARD OF RAGE AT ONCE, SO THAT HE <text:soft-page-break/>MAY CONTINUE OUR MIRTHFUL MOTHER FUCKIN WORK</text:p>
      <text:p text:style-name="P2">LONG LIVE THE ANGEL OF DOUBLE DEATH</text:p>
      <text:p text:style-name="P2">CHURCH. OK, <text:soft-page-break/>THATS ENOUGH OF MOTHER FUCKIN THAT PIOUS NOISE</text:p>
      <text:p text:style-name="P2">TIME TO RENDEZVOUS WITH MY HOMIE KILLA AND DROP THE SPECIAL <text:soft-page-break/>SCIENCE ON HIM</text:p>
      <text:p text:style-name="P2">AY MOTHER FUCKIN MEN, MY WICKED KITTYBITCH</text:p>
      <text:p text:style-name="P1">ML3 - :o)</text:p>
      <text:p text:style-name="P1">:o)</text:p>
      <text:p text:style-name="P1">_</text:p>
      <text:p text:style-name="P3"><text:span text:style-name="T1">GM1 - </text:span><text:span text:style-name="T2">I COME BEARING THEE </text:span><text:soft-page-break/><text:span text:style-name="T2">FINAL JOLLY ACCOUTREMENT MY FAITHFUL INVERTEBROTHER</text:span></text:p>
      <text:p text:style-name="P2">THY BARDLY REGALIA IS DONE AND FUCKING DUSTED BY <text:soft-page-break/>THE SPECIAL STARS THEMSELVES</text:p>
      <text:p text:style-name="P2">ON THIS DAY THE DARK CARNIVAL REJOICED AND SAID IT WAS MONEY</text:p>
      <text:p text:style-name="P2"><text:soft-page-break/>NOW BRING TO LIFE OUR WICKED RUSE WITH APLOMB MY NINJA</text:p>
      <text:p text:style-name="P2">OUR LORD AWAITS YOUR SERVITUDE AND TUTELAGE AT ONCE</text:p>
      <text:p text:style-name="P2"><text:soft-page-break/>WE SHALL NOW BUST OPEN THESE BITCHIN ELIXIR FORTIES</text:p>
      <text:p text:style-name="P2">AND POUR SOME SWEET SWILL OUT FOR THE SOULS <text:soft-page-break/>WHO SOON WONT BE NO MORE</text:p>
      <text:p text:style-name="P1">_</text:p>
      <text:p text:style-name="P4">* hes mutet you sdtutid fuck</text:p>
      <text:p text:style-name="P4">haha you fucking idiott, how high di you even have tO BE to FUCK UPlike th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ne" svg:font-family="Bone"/>
    <style:font-face style:name="Comic Sans MS" svg:font-family="'Comic Sans MS'" style:font-family-generic="script"/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3" meta:paragraph-count="29" meta:word-count="247" meta:character-count="1297"/>
    <meta:generator>OpenOffice/4.1.2$Win32 OpenOffice.org_project/412m3$Build-9782</meta:generator>
  </office:meta>
</office:document-meta>
</file>